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366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18 kWh</text:p>
          </table:table-cell>
          <table:table-cell office:value-type="float" office:value="637.48" calcext:value-type="float">
            <text:p>637.48</text:p>
          </table:table-cell>
          <table:table-cell office:value-type="string" calcext:value-type="string">
            <text:p>19-01-2018</text:p>
          </table:table-cell>
          <table:table-cell office:value-type="string" calcext:value-type="string">
            <text:p>16-02-2018</text:p>
          </table:table-cell>
          <table:table-cell office:value-type="float" office:value="2.35" calcext:value-type="float">
            <text:p>2.3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18.74" calcext:value-type="float">
            <text:p>-318.74</text:p>
          </table:table-cell>
          <table:table-cell office:value-type="float" office:value="-168.35" calcext:value-type="float">
            <text:p>-168.35</text:p>
          </table:table-cell>
          <table:table-cell office:value-type="string" calcext:value-type="string">
            <text:p>T-J</text:p>
          </table:table-cell>
          <table:table-cell office:value-type="float" office:value="237.21" calcext:value-type="float">
            <text:p>237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28 kWh</text:p>
          </table:table-cell>
          <table:table-cell office:value-type="float" office:value="712.34" calcext:value-type="float">
            <text:p>712.34</text:p>
          </table:table-cell>
          <table:table-cell office:value-type="string" calcext:value-type="string">
            <text:p>19-12-2017</text:p>
          </table:table-cell>
          <table:table-cell office:value-type="string" calcext:value-type="string">
            <text:p>19-01-2018</text:p>
          </table:table-cell>
          <table:table-cell office:value-type="float" office:value="2.52" calcext:value-type="float">
            <text:p>2.52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56.17" calcext:value-type="float">
            <text:p>-356.17</text:p>
          </table:table-cell>
          <table:table-cell office:value-type="float" office:value="-188.12" calcext:value-type="float">
            <text:p>-188.12</text:p>
          </table:table-cell>
          <table:table-cell office:value-type="string" calcext:value-type="string">
            <text:p>T-J</text:p>
          </table:table-cell>
          <table:table-cell office:value-type="float" office:value="254.72" calcext:value-type="float">
            <text:p>254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32 kWh</text:p>
          </table:table-cell>
          <table:table-cell office:value-type="float" office:value="740.09" calcext:value-type="float">
            <text:p>740.09</text:p>
          </table:table-cell>
          <table:table-cell office:value-type="string" calcext:value-type="string">
            <text:p>17-11-2017</text:p>
          </table:table-cell>
          <table:table-cell office:value-type="string" calcext:value-type="string">
            <text:p>19-12-2017</text:p>
          </table:table-cell>
          <table:table-cell office:value-type="float" office:value="2.58" calcext:value-type="float">
            <text:p>2.5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70.04" calcext:value-type="float">
            <text:p>-370.04</text:p>
          </table:table-cell>
          <table:table-cell office:value-type="float" office:value="-195.44" calcext:value-type="float">
            <text:p>-195.44</text:p>
          </table:table-cell>
          <table:table-cell office:value-type="string" calcext:value-type="string">
            <text:p>T-J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36 kWh</text:p>
          </table:table-cell>
          <table:table-cell office:value-type="float" office:value="767.59" calcext:value-type="float">
            <text:p>767.59</text:p>
          </table:table-cell>
          <table:table-cell office:value-type="string" calcext:value-type="string">
            <text:p>18-10-2017</text:p>
          </table:table-cell>
          <table:table-cell office:value-type="string" calcext:value-type="string">
            <text:p>17-11-2017</text:p>
          </table:table-cell>
          <table:table-cell office:value-type="float" office:value="2.65" calcext:value-type="float">
            <text:p>2.65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83.8" calcext:value-type="float">
            <text:p>-383.8</text:p>
          </table:table-cell>
          <table:table-cell office:value-type="float" office:value="-202.72" calcext:value-type="float">
            <text:p>-202.72</text:p>
          </table:table-cell>
          <table:table-cell office:value-type="string" calcext:value-type="string">
            <text:p>T-J</text:p>
          </table:table-cell>
          <table:table-cell office:value-type="float" office:value="267.18" calcext:value-type="float">
            <text:p>267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30 kWh</text:p>
          </table:table-cell>
          <table:table-cell office:value-type="float" office:value="718.86" calcext:value-type="float">
            <text:p>718.86</text:p>
          </table:table-cell>
          <table:table-cell office:value-type="string" calcext:value-type="string">
            <text:p>18-09-2017</text:p>
          </table:table-cell>
          <table:table-cell office:value-type="string" calcext:value-type="string">
            <text:p>18-10-2017</text:p>
          </table:table-cell>
          <table:table-cell office:value-type="float" office:value="2.53" calcext:value-type="float">
            <text:p>2.53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59.43" calcext:value-type="float">
            <text:p>-359.43</text:p>
          </table:table-cell>
          <table:table-cell office:value-type="float" office:value="-189.85" calcext:value-type="float">
            <text:p>-189.85</text:p>
          </table:table-cell>
          <table:table-cell office:value-type="string" calcext:value-type="string">
            <text:p>T-J</text:p>
          </table:table-cell>
          <table:table-cell office:value-type="float" office:value="255.24" calcext:value-type="float">
            <text:p>255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8 kWh</text:p>
          </table:table-cell>
          <table:table-cell office:value-type="float" office:value="776.6" calcext:value-type="float">
            <text:p>776.6</text:p>
          </table:table-cell>
          <table:table-cell office:value-type="string" calcext:value-type="string">
            <text:p>18-08-2017</text:p>
          </table:table-cell>
          <table:table-cell office:value-type="string" calcext:value-type="string">
            <text:p>18-09-2017</text:p>
          </table:table-cell>
          <table:table-cell office:value-type="float" office:value="2.66" calcext:value-type="float">
            <text:p>2.66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88.3" calcext:value-type="float">
            <text:p>-388.3</text:p>
          </table:table-cell>
          <table:table-cell office:value-type="float" office:value="-205.09" calcext:value-type="float">
            <text:p>-205.09</text:p>
          </table:table-cell>
          <table:table-cell office:value-type="string" calcext:value-type="string">
            <text:p>T-J</text:p>
          </table:table-cell>
          <table:table-cell office:value-type="float" office:value="268.66" calcext:value-type="float">
            <text:p>268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1 kWh</text:p>
          </table:table-cell>
          <table:table-cell office:value-type="float" office:value="796.13" calcext:value-type="float">
            <text:p>796.13</text:p>
          </table:table-cell>
          <table:table-cell office:value-type="string" calcext:value-type="string">
            <text:p>18-07-2017</text:p>
          </table:table-cell>
          <table:table-cell office:value-type="string" calcext:value-type="string">
            <text:p>18-08-2017</text:p>
          </table:table-cell>
          <table:table-cell office:value-type="float" office:value="2.7" calcext:value-type="float">
            <text:p>2.7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98.07" calcext:value-type="float">
            <text:p>-398.07</text:p>
          </table:table-cell>
          <table:table-cell office:value-type="float" office:value="-210.25" calcext:value-type="float">
            <text:p>-210.25</text:p>
          </table:table-cell>
          <table:table-cell office:value-type="string" calcext:value-type="string">
            <text:p>T-J</text:p>
          </table:table-cell>
          <table:table-cell office:value-type="float" office:value="272.96" calcext:value-type="float">
            <text:p>27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37 kWh</text:p>
          </table:table-cell>
          <table:table-cell office:value-type="float" office:value="762.71" calcext:value-type="float">
            <text:p>762.71</text:p>
          </table:table-cell>
          <table:table-cell office:value-type="string" calcext:value-type="string">
            <text:p>17-06-2017</text:p>
          </table:table-cell>
          <table:table-cell office:value-type="string" calcext:value-type="string">
            <text:p>18-07-2017</text:p>
          </table:table-cell>
          <table:table-cell office:value-type="float" office:value="2.62" calcext:value-type="float">
            <text:p>2.62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81.35" calcext:value-type="float">
            <text:p>-381.35</text:p>
          </table:table-cell>
          <table:table-cell office:value-type="float" office:value="-201.42" calcext:value-type="float">
            <text:p>-201.42</text:p>
          </table:table-cell>
          <table:table-cell office:value-type="string" calcext:value-type="string">
            <text:p>T-J</text:p>
          </table:table-cell>
          <table:table-cell office:value-type="float" office:value="264.67" calcext:value-type="float">
            <text:p>26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8 kWh</text:p>
          </table:table-cell>
          <table:table-cell office:value-type="float" office:value="686.52" calcext:value-type="float">
            <text:p>686.52</text:p>
          </table:table-cell>
          <table:table-cell office:value-type="string" calcext:value-type="string">
            <text:p>18-05-2017</text:p>
          </table:table-cell>
          <table:table-cell office:value-type="string" calcext:value-type="string">
            <text:p>17-06-2017</text:p>
          </table:table-cell>
          <table:table-cell office:value-type="float" office:value="2.44" calcext:value-type="float">
            <text:p>2.4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43.27" calcext:value-type="float">
            <text:p>-343.27</text:p>
          </table:table-cell>
          <table:table-cell office:value-type="float" office:value="-181.17" calcext:value-type="float">
            <text:p>-181.17</text:p>
          </table:table-cell>
          <table:table-cell office:value-type="string" calcext:value-type="string">
            <text:p>T-J</text:p>
          </table:table-cell>
          <table:table-cell office:value-type="float" office:value="246.29" calcext:value-type="float">
            <text:p>246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4 kWh</text:p>
          </table:table-cell>
          <table:table-cell office:value-type="float" office:value="718.26" calcext:value-type="float">
            <text:p>718.26</text:p>
          </table:table-cell>
          <table:table-cell office:value-type="string" calcext:value-type="string">
            <text:p>18-04-2017</text:p>
          </table:table-cell>
          <table:table-cell office:value-type="string" calcext:value-type="string">
            <text:p>18-05-2017</text:p>
          </table:table-cell>
          <table:table-cell office:value-type="float" office:value="2.51" calcext:value-type="float">
            <text:p>2.5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59.13" calcext:value-type="float">
            <text:p>-359.13</text:p>
          </table:table-cell>
          <table:table-cell office:value-type="float" office:value="-189.33" calcext:value-type="float">
            <text:p>-189.33</text:p>
          </table:table-cell>
          <table:table-cell office:value-type="string" calcext:value-type="string">
            <text:p>T-J</text:p>
          </table:table-cell>
          <table:table-cell office:value-type="float" office:value="253.76" calcext:value-type="float">
            <text:p>253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0.37" calcext:value-type="float">
            <text:p>0.37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9 kWh</text:p>
          </table:table-cell>
          <table:table-cell office:value-type="float" office:value="824.44" calcext:value-type="float">
            <text:p>824.44</text:p>
          </table:table-cell>
          <table:table-cell office:value-type="string" calcext:value-type="string">
            <text:p>18-03-2017</text:p>
          </table:table-cell>
          <table:table-cell office:value-type="string" calcext:value-type="string">
            <text:p>18-04-2017</text:p>
          </table:table-cell>
          <table:table-cell office:value-type="float" office:value="2.76" calcext:value-type="float">
            <text:p>2.7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12.22" calcext:value-type="float">
            <text:p>-412.22</text:p>
          </table:table-cell>
          <table:table-cell office:value-type="float" office:value="-217.31" calcext:value-type="float">
            <text:p>-217.31</text:p>
          </table:table-cell>
          <table:table-cell office:value-type="string" calcext:value-type="string">
            <text:p>T-J</text:p>
          </table:table-cell>
          <table:table-cell office:value-type="float" office:value="279.15" calcext:value-type="float">
            <text:p>279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1" calcext:value-type="float">
            <text:p>0.1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6 kWh</text:p>
          </table:table-cell>
          <table:table-cell office:value-type="float" office:value="790.52" calcext:value-type="float">
            <text:p>790.52</text:p>
          </table:table-cell>
          <table:table-cell office:value-type="string" calcext:value-type="string">
            <text:p>15-02-2017</text:p>
          </table:table-cell>
          <table:table-cell office:value-type="string" calcext:value-type="string">
            <text:p>18-03-2017</text:p>
          </table:table-cell>
          <table:table-cell office:value-type="float" office:value="2.61" calcext:value-type="float">
            <text:p>2.61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99.67" calcext:value-type="float">
            <text:p>-399.67</text:p>
          </table:table-cell>
          <table:table-cell office:value-type="float" office:value="-210.71" calcext:value-type="float">
            <text:p>-210.71</text:p>
          </table:table-cell>
          <table:table-cell office:value-type="string" calcext:value-type="string">
            <text:p>T-J</text:p>
          </table:table-cell>
          <table:table-cell office:value-type="float" office:value="263.63" calcext:value-type="float">
            <text:p>263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16:02.129000000</meta:creation-date>
    <dc:date>2018-03-26T20:18:17.213000000</dc:date>
    <meta:editing-duration>PT2M15S</meta:editing-duration>
    <meta:editing-cycles>1</meta:editing-cycles>
    <meta:document-statistic meta:table-count="1" meta:cell-count="184" meta:object-count="0"/>
    <meta:generator>LibreOffice/5.3.4.2$Windows_x86 LibreOffice_project/f82d347ccc0be322489bf7da61d7e4ad13fe2ff3</meta:generator>
  </office:meta>
</office:document-meta>
</file>